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9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M. Solla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22</text:p>
      <text:p text:style-name="P2">Date (derived from Gregorian calendar)<text:tab/>25 October 1862</text:p>
      <text:p text:style-name="P2">Month<text:tab/><text:tab/><text:tab/><text:tab/><text:tab/><text:tab/>October</text:p>
      <text:p text:style-name="P2">Year<text:tab/><text:tab/><text:tab/><text:tab/><text:tab/><text:tab/>1862</text:p>
      <text:p text:style-name="P2">Hebrew Date<text:tab/><text:tab/><text:tab/><text:tab/><text:tab/></text:p>
      <text:p text:style-name="P2">Undated</text:p>
      <text:p text:style-name="P2">City<text:tab/><text:tab/><text:tab/><text:tab/><text:tab/><text:tab/>Kingst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Jamaic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>[Page 1]</text:p>
      <text:p text:style-name="P4"><text:span text:style-name="T1">Kingston Jamaica 25</text:span><text:span text:style-name="T2">th</text:span><text:span text:style-name="T1"> Ocbr 5622/</text:span></text:p>
      <text:p text:style-name="P2">The Revrd Morais/</text:p>
      <text:p text:style-name="P2"><text:tab/>Revrd Sir./</text:p>
      <text:p text:style-name="P2"><text:tab/><text:tab/>Pardon me for trespassing on your/ time, but having seen your valued letters in reply to/ the Revrd. Mr DeSola's Pamphlet, which shows the/ deep interest you take in our religious matters, I am/ led to hope you will not think me intrusive by/ asking for your opininion[sic] on a question that/ has created much unhappy discussion here./</text:p>
      <text:p text:style-name="P2"><text:tab/>I am Revrd Sir personally known to the/ Revrd Isaac Leeser and he I am sure will be happy/ to satisfy you of the character of the writer who now/ claims your earnest attention./</text:p>
      <text:p text:style-name="P2"><text:span text:style-name="T1"><text:tab/>I beg to enclose you copy of a letter I have/ addressed to the Revrd Dr. Raphael which as it contains/ the full merits of the question in dispute, will serve/ equally to afford you the information I desire/ to convey. <text:s/>If you Revrd Sir will favor me with/ a reply </text:span><text:span text:style-name="T3">thro' the Occident</text:span><text:span text:style-name="T4"> where the subject will be/ fully ventilated by the several Gentlemen to whom/ I had written, you will place me under deep obligation./</text:span></text:p>
      <text:p text:style-name="P5"><text:soft-page-break/><text:tab/>I have written to my friend Mr. Leeser to/ request the use of his columns so that the-/</text:p>
      <text:p text:style-name="P5"/>
      <text:p text:style-name="P5">[Page 2]</text:p>
      <text:p text:style-name="P5">so that the publication of my letter to Dr. Raphael/ will form the ground upon which the several/ replies and opinions will be given/</text:p>
      <text:p text:style-name="P5"><text:tab/>I have the honor to remain/</text:p>
      <text:p text:style-name="P5"><text:tab/><text:tab/>Revrd Sir/</text:p>
      <text:p text:style-name="P5"><text:tab/><text:tab/><text:tab/>Yours most respectfully/</text:p>
      <text:p text:style-name="P5"><text:tab/><text:tab/><text:tab/>M M Soll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3:44:15</meta:creation-date>
    <dc:date>2011-12-12T13:38:32.94</dc:date>
    <dc:language>en-US</dc:language>
    <meta:editing-cycles>3</meta:editing-cycles>
    <meta:editing-duration>PT00H06M21S</meta:editing-duration>
    <meta:document-statistic meta:table-count="0" meta:image-count="0" meta:object-count="0" meta:page-count="3" meta:paragraph-count="74" meta:word-count="410" meta:character-count="2586"/>
    <dc:creator>Penn Libraries</dc:creator>
    <meta:user-defined meta:name="Info 1"/>
    <meta:user-defined meta:name="Info 2"/>
    <meta:user-defined meta:name="Info 3"/>
    <meta:user-defined meta:name="Info 4"/>
  </office:meta>
</office:document-meta>
</file>